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313C1FF9A0B0667051.png" manifest:media-type="image/png"/>
  <manifest:file-entry manifest:full-path="Pictures/100002010000042F000007F62DB3209D52DC8CB3.png" manifest:media-type="image/png"/>
  <manifest:file-entry manifest:full-path="Pictures/100002010000001A000000180EFB31884BEEA1CA.png" manifest:media-type="image/png"/>
  <manifest:file-entry manifest:full-path="Pictures/100002010000001A00000018FE174E64B4E7AC27.png" manifest:media-type="image/png"/>
  <manifest:file-entry manifest:full-path="Pictures/100002010000031C0000031C70C1004D222E4350.png" manifest:media-type="image/png"/>
  <manifest:file-entry manifest:full-path="Pictures/100002010000031C000007F6B81F5412AB98CA28.png" manifest:media-type="image/png"/>
  <manifest:file-entry manifest:full-path="Pictures/100002010000001A000000188DB08EBF360D2E8E.png" manifest:media-type="image/png"/>
  <manifest:file-entry manifest:full-path="Pictures/100002010000042F000007F68EFCDFF3DFD32061.png" manifest:media-type="image/png"/>
  <manifest:file-entry manifest:full-path="Pictures/100002010000001D0000001E95976EE6B8766394.png" manifest:media-type="image/png"/>
  <manifest:file-entry manifest:full-path="Pictures/100002010000001A0000001B1B29F03EC11DDB12.png" manifest:media-type="image/png"/>
  <manifest:file-entry manifest:full-path="Pictures/100002010000006F0000002398149F86CAC85439.png" manifest:media-type="image/png"/>
  <manifest:file-entry manifest:full-path="Pictures/100002010000001C0000001CD6437782846FC627.png" manifest:media-type="image/png"/>
  <manifest:file-entry manifest:full-path="Pictures/100002010000001600000017B251BA0708E8B9DC.png" manifest:media-type="image/png"/>
  <manifest:file-entry manifest:full-path="Pictures/100002010000001A00000018A5037D8C9AC84383.png" manifest:media-type="image/png"/>
  <manifest:file-entry manifest:full-path="Pictures/10000201000000FC000000FAF3E4E46A8F7DCA02.png" manifest:media-type="image/png"/>
  <manifest:file-entry manifest:full-path="Pictures/100002010000031C000007F64A10464B0AB81AEA.png" manifest:media-type="image/png"/>
  <manifest:file-entry manifest:full-path="Pictures/100002010000031C0000031CF2AAB4B32C4479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66"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02cm" fo:min-width="0.5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785cm"/>
    </style:style>
    <style:style style:name="gr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1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66"/>
      <style:paragraph-properties fo:text-align="center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99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1cm" svg:height="1.651cm" svg:x="7.623cm" svg:y="4.059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0.686cm" svg:height="0.713cm" svg:x="6.836cm" svg:y="8.602cm">
          <draw:image xlink:href="Pictures/100002010000001A0000001B1B29F03EC11DDB12.png" xlink:type="simple" xlink:show="embed" xlink:actuate="onLoad">
            <text:p/>
          </draw:image>
        </draw:frame>
        <draw:frame draw:style-name="gr2" draw:text-style-name="P3" draw:layer="layout" svg:width="0.766cm" svg:height="0.792cm" svg:x="6.823cm" svg:y="7.537cm">
          <draw:image xlink:href="Pictures/100002010000001D0000001E95976EE6B8766394.png" xlink:type="simple" xlink:show="embed" xlink:actuate="onLoad">
            <text:p/>
          </draw:image>
        </draw:frame>
        <draw:frame draw:style-name="gr2" draw:text-style-name="P3" draw:layer="layout" svg:width="0.739cm" svg:height="0.739cm" svg:x="5.386cm" svg:y="5.408cm">
          <draw:image xlink:href="Pictures/100002010000001C0000001CD6437782846FC627.png" xlink:type="simple" xlink:show="embed" xlink:actuate="onLoad">
            <text:p/>
          </draw:image>
        </draw:frame>
        <draw:line draw:style-name="gr3" draw:text-style-name="P3" draw:layer="layout" svg:x1="6.207cm" svg:y1="4.902cm" svg:x2="7.623cm" svg:y2="4.902cm">
          <text:p/>
        </draw:line>
        <draw:line draw:style-name="gr4" draw:text-style-name="P3" draw:layer="layout" svg:x1="6.368cm" svg:y1="4.903cm" svg:x2="6.334cm" svg:y2="6.461cm">
          <text:p/>
        </draw:line>
        <draw:line draw:style-name="gr3" draw:text-style-name="P3" draw:layer="layout" svg:x1="6.334cm" svg:y1="6.461cm" svg:x2="7.731cm" svg:y2="6.461cm">
          <text:p/>
        </draw:line>
        <draw:g>
          <draw:frame draw:style-name="gr2" draw:text-style-name="P3" draw:layer="layout" svg:width="0.635cm" svg:height="0.633cm" svg:x="10.337cm" svg:y="4.533cm">
            <draw:image xlink:href="Pictures/100002010000001A000000188DB08EBF360D2E8E.png" xlink:type="simple" xlink:show="embed" xlink:actuate="onLoad">
              <text:p/>
            </draw:image>
          </draw:frame>
          <draw:custom-shape draw:style-name="gr5" draw:text-style-name="P3" draw:layer="layout" svg:width="0.635cm" svg:height="0.635cm" svg:x="10.337cm" svg:y="4.53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635cm" svg:height="0.633cm" svg:x="10.337cm" svg:y="4.533cm">
            <draw:image xlink:href="Pictures/100002010000001A00000018A5037D8C9AC84383.png" xlink:type="simple" xlink:show="embed" xlink:actuate="onLoad">
              <text:p/>
            </draw:image>
          </draw:frame>
          <draw:custom-shape draw:style-name="gr5" draw:text-style-name="P3" draw:layer="layout" svg:width="0.635cm" svg:height="0.635cm" svg:x="10.337cm" svg:y="4.51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3" draw:layer="layout" svg:width="0.581cm" svg:height="0.607cm" svg:x="7.764cm" svg:y="6.153cm">
            <draw:image xlink:href="Pictures/100002010000001600000017B251BA0708E8B9DC.png" xlink:type="simple" xlink:show="embed" xlink:actuate="onLoad">
              <text:p/>
            </draw:image>
          </draw:frame>
          <draw:custom-shape draw:style-name="gr5" draw:text-style-name="P3" draw:layer="layout" svg:width="0.635cm" svg:height="0.635cm" svg:x="7.747cm" svg:y="6.125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9.304cm" svg:y1="4.882cm" svg:x2="10.32cm" svg:y2="4.882cm">
          <text:p/>
        </draw:line>
        <draw:line draw:style-name="gr3" draw:text-style-name="P3" draw:layer="layout" svg:x1="10.652cm" svg:y1="6.461cm" svg:x2="8.393cm" svg:y2="6.446cm">
          <text:p/>
        </draw:line>
        <draw:line draw:style-name="gr4" draw:text-style-name="P3" draw:layer="layout" svg:x1="10.648cm" svg:y1="5.152cm" svg:x2="10.652cm" svg:y2="6.461cm">
          <text:p/>
        </draw:line>
        <draw:line draw:style-name="gr3" draw:text-style-name="P3" draw:layer="layout" svg:x1="7.987cm" svg:y1="8.112cm" svg:x2="9.13cm" svg:y2="8.112cm">
          <text:p/>
        </draw:line>
        <draw:line draw:style-name="gr3" draw:text-style-name="P3" draw:layer="layout" svg:x1="7.987cm" svg:y1="8.874cm" svg:x2="9.13cm" svg:y2="8.874cm">
          <text:p/>
        </draw:line>
        <draw:line draw:style-name="gr3" draw:text-style-name="P3" draw:layer="layout" svg:x1="11.649cm" svg:y1="4.869cm" svg:x2="11.014cm" svg:y2="4.869cm">
          <text:p/>
        </draw:line>
        <draw:line draw:style-name="gr3" draw:text-style-name="P3" draw:layer="layout" svg:x1="13.657cm" svg:y1="8.511cm" svg:x2="14.546cm" svg:y2="8.13cm">
          <text:p/>
        </draw:line>
        <draw:line draw:style-name="gr3" draw:text-style-name="P3" draw:layer="layout" svg:x1="13.658cm" svg:y1="8.505cm" svg:x2="14.546cm" svg:y2="9.019cm">
          <text:p/>
        </draw:line>
        <draw:custom-shape draw:style-name="gr6" draw:text-style-name="P4" draw:layer="layout" svg:width="1.084cm" svg:height="1.27cm" svg:x="9.108cm" svg:y="7.858cm">
          <text:p text:style-name="P1"><text:span text:style-name="T2">IFF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92cm" svg:y1="8.031cm" svg:x2="11.97cm" svg:y2="8.031cm">
          <text:p/>
        </draw:line>
        <draw:frame draw:style-name="gr7" draw:text-style-name="P5" draw:layer="layout" svg:width="1.285cm" svg:height="1.445cm" svg:x="14.347cm" svg:y="7.84cm">
          <draw:text-box>
            <text:p><text:span text:style-name="T3">Fake</text:span></text:p>
            <text:p><text:span text:style-name="T3"/></text:p>
            <text:p><text:span text:style-name="T3">True</text:span></text:p>
          </draw:text-box>
        </draw:frame>
        <draw:frame draw:style-name="gr2" draw:text-style-name="P3" draw:layer="layout" svg:width="1.585cm" svg:height="0.601cm" svg:x="11.388cm" svg:y="5.518cm">
          <draw:image xlink:href="Pictures/100002010000006F0000002398149F86CAC85439.png" xlink:type="simple" xlink:show="embed" xlink:actuate="onLoad">
            <text:p/>
          </draw:image>
        </draw:frame>
        <draw:custom-shape draw:style-name="gr1" draw:text-style-name="P2" draw:layer="layout" svg:width="1.651cm" svg:height="1.651cm" svg:x="11.995cm" svg:y="7.71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0.192cm" svg:y1="8.946cm" svg:x2="11.97cm" svg:y2="8.946cm">
          <text:p/>
        </draw:line>
        <draw:frame draw:style-name="gr2" draw:text-style-name="P3" draw:layer="layout" svg:width="1.016cm" svg:height="1.016cm" svg:x="7.57cm" svg:y="7.472cm">
          <draw:image xlink:href="Pictures/10000201000000FC000000FAF3E4E46A8F7DCA02.png" xlink:type="simple" xlink:show="embed" xlink:actuate="onLoad">
            <text:p/>
          </draw:image>
        </draw:frame>
        <draw:line draw:style-name="gr3" draw:text-style-name="P3" draw:layer="layout" svg:x1="8.052cm" svg:y1="6.794cm" svg:x2="8.052cm" svg:y2="7.429cm">
          <text:p/>
        </draw:line>
        <draw:frame draw:style-name="gr8" draw:text-style-name="P3" draw:layer="layout" svg:width="1.016cm" svg:height="1.016cm" svg:x="11.632cm" svg:y="4.375cm">
          <draw:image xlink:href="Pictures/100002010000031C000007F64A10464B0AB81AEA.png" xlink:type="simple" xlink:show="embed" xlink:actuate="onLoad">
            <text:p/>
          </draw:image>
        </draw:frame>
        <draw:frame draw:style-name="gr2" draw:text-style-name="P3" draw:layer="layout" svg:width="0.686cm" svg:height="0.713cm" svg:x="4.424cm" svg:y="7.912cm">
          <draw:image xlink:href="Pictures/100002010000001A0000001B1B29F03EC11DDB12.png" xlink:type="simple" xlink:show="embed" xlink:actuate="onLoad">
            <text:p/>
          </draw:image>
        </draw:frame>
        <draw:frame draw:style-name="gr2" draw:text-style-name="P3" draw:layer="layout" svg:width="1.016cm" svg:height="1.016cm" svg:x="4.302cm" svg:y="6.972cm">
          <draw:image xlink:href="Pictures/100002010000031C0000031CF2AAB4B32C4479B1.png" xlink:type="simple" xlink:show="embed" xlink:actuate="onLoad">
            <text:p/>
          </draw:image>
        </draw:frame>
        <draw:frame draw:style-name="gr2" draw:text-style-name="P3" draw:layer="layout" svg:width="1.016cm" svg:height="1.016cm" svg:x="5.237cm" svg:y="4.402cm">
          <draw:image xlink:href="Pictures/100002010000031C000007F6B81F5412AB98CA28.png" xlink:type="simple" xlink:show="embed" xlink:actuate="onLoad">
            <text:p/>
          </draw:image>
        </draw:frame>
        <draw:frame draw:style-name="gr2" draw:text-style-name="P3" draw:layer="layout" svg:width="1.016cm" svg:height="1.016cm" svg:x="2.905cm" svg:y="6.972cm">
          <draw:image xlink:href="Pictures/100002010000031C0000031C70C1004D222E4350.png" xlink:type="simple" xlink:show="embed" xlink:actuate="onLoad">
            <text:p/>
          </draw:image>
        </draw:frame>
        <draw:g>
          <draw:frame draw:style-name="gr2" draw:text-style-name="P3" draw:layer="layout" svg:width="0.635cm" svg:height="0.633cm" svg:x="3.879cm" svg:y="5.695cm">
            <draw:image xlink:href="Pictures/100002010000001A000000180EFB31884BEEA1CA.png" xlink:type="simple" xlink:show="embed" xlink:actuate="onLoad">
              <text:p/>
            </draw:image>
          </draw:frame>
          <draw:custom-shape draw:style-name="gr9" draw:text-style-name="P3" draw:layer="layout" svg:width="0.635cm" svg:height="0.635cm" svg:x="3.879cm" svg:y="5.69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635cm" svg:height="0.633cm" svg:x="3.879cm" svg:y="5.695cm">
            <draw:image xlink:href="Pictures/100002010000001A00000018FE174E64B4E7AC27.png" xlink:type="simple" xlink:show="embed" xlink:actuate="onLoad">
              <text:p/>
            </draw:image>
          </draw:frame>
          <draw:custom-shape draw:style-name="gr9" draw:text-style-name="P3" draw:layer="layout" svg:width="0.635cm" svg:height="0.635cm" svg:x="3.879cm" svg:y="5.67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3.54cm" svg:y1="6.972cm" svg:x2="4.175cm" svg:y2="6.337cm">
          <text:p/>
        </draw:line>
        <draw:line draw:style-name="gr3" draw:text-style-name="P3" draw:layer="layout" svg:x1="4.843cm" svg:y1="6.971cm" svg:x2="4.175cm" svg:y2="6.337cm">
          <text:p/>
        </draw:line>
        <draw:line draw:style-name="gr4" draw:text-style-name="P3" draw:layer="layout" svg:x1="4.195cm" svg:y1="5.683cm" svg:x2="4.195cm" svg:y2="5.006cm">
          <text:p/>
        </draw:line>
        <draw:line draw:style-name="gr3" draw:text-style-name="P3" draw:layer="layout" svg:x1="4.196cm" svg:y1="5.012cm" svg:x2="5.263cm" svg:y2="5.012cm">
          <text:p/>
        </draw:line>
        <draw:frame draw:style-name="gr2" draw:text-style-name="P3" draw:layer="layout" svg:width="1.016cm" svg:height="1.016cm" svg:x="7.571cm" svg:y="8.562cm">
          <draw:image xlink:href="Pictures/100002010000031C0000031CF2AAB4B32C4479B1.png" xlink:type="simple" xlink:show="embed" xlink:actuate="onLoad">
            <text:p/>
          </draw:image>
        </draw:frame>
        <draw:frame draw:style-name="gr2" draw:text-style-name="P3" draw:layer="layout" svg:width="1.016cm" svg:height="1.016cm" svg:x="10.446cm" svg:y="8.566cm">
          <draw:image xlink:href="Pictures/100002010000042F000007F62DB3209D52DC8CB3.png" xlink:type="simple" xlink:show="embed" xlink:actuate="onLoad">
            <text:p/>
          </draw:image>
        </draw:frame>
        <draw:frame draw:style-name="gr2" draw:text-style-name="P3" draw:layer="layout" svg:width="1.016cm" svg:height="1.016cm" svg:x="10.446cm" svg:y="7.495cm">
          <draw:image xlink:href="Pictures/100002010000042F000007F68EFCDFF3DFD32061.png" xlink:type="simple" xlink:show="embed" xlink:actuate="onLoad">
            <text:p/>
          </draw:image>
        </draw:frame>
        <draw:frame draw:style-name="gr2" draw:text-style-name="P3" draw:layer="layout" svg:width="0.573cm" svg:height="0.562cm" svg:x="3.094cm" svg:y="7.985cm">
          <draw:image xlink:href="Pictures/1000020100000032000000313C1FF9A0B06670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0:47:00.479088555</meta:creation-date>
    <dc:date>2018-02-05T19:15:49.595974366</dc:date>
    <meta:editing-duration>PT1H4M35S</meta:editing-duration>
    <meta:editing-cycles>27</meta:editing-cycles>
    <meta:generator>LibreOffice/5.1.6.2$Linux_X86_64 LibreOffice_project/10m0$Build-2</meta:generator>
    <meta:document-statistic meta:object-count="49"/>
  </office:meta>
</office:document-meta>
</file>